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5724in">
            <draw:object draw:notify-on-update-of-ranges="Sheet1.A4:Sheet1.A13 Sheet1.B4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meter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33.02" calcext:value-type="float">
            <text:p>33.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8" calcext:value-type="float">
            <text:p>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0:42:57.068074840</meta:creation-date>
    <dc:date>2022-03-18T11:08:11.922523244</dc:date>
    <meta:editing-duration>PT2M46S</meta:editing-duration>
    <meta:editing-cycles>1</meta:editing-cycles>
    <meta:document-statistic meta:table-count="1" meta:cell-count="2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4:Sheet1.B13" svg:x="0.32cm" svg:y="0.18cm" svg:width="11.264cm" svg:height="8.64cm">
          <chartooo:coordinate-region svg:x="1.127cm" svg:y="0.379cm" svg:width="10.1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chart:class="chart:scatter">
            <chart:domain table:cell-range-address="Sheet1.A4:Sheet1.A13"/>
            <chart:regression-curve chart:style-name="ch7">
              <chart:equation chart:display-equation="true" chart:display-r-square="false" svg:x="1.7cm" svg:y="0.882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9">
                <text:p>51.9</text:p>
                <draw:g>
                  <svg:desc>Sheet1.A4:Sheet1.A13</svg:desc>
                </draw:g>
              </table:table-cell>
              <table:table-cell office:value-type="float" office:value="57.4">
                <text:p>57.4</text:p>
                <draw:g>
                  <svg:desc>Sheet1.B4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8">
                <text:p>92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">
                <text:p>11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">
                <text:p>17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1">
                <text:p>231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